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楊振家有一點兒緊張，深怕舅舅不肯照他打出的如意算盤來和解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楊振家有一點兒緊張，深怕舅舅不肯照他打出的如意算盤來和解。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提及舅舅聘請的職業人士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律師群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群專業人士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你舅舅的律師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楊振家舅舅所聘請的律師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提及打官司請的專業人士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你的舅舅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舅父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父是一個男性親屬稱謂，與舅舅指同一個人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「周」是周天計的姓氏，指代周天計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中重要人物，一個具體的人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後嗣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個人的身分，指繼承人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名律師</text:p>
          </table:table-cell>
          <table:table-cell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一位著名的專業人士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周天計請的律師</text:p>
          </table:table-cell>
          <table:table-cell office:value-type="string" calcext:value-type="string">
            <text:p>性別不明</text:p>
          </table:table-cell>
          <table:table-cell office:value-type="string" calcext:value-type="string">
            <text:p>指代前文提到的「名律師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文中重要人物，一個具體的人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周天計替楊振家請的專業人士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舅舅的專業代理人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周天計和舅舅的律師見了好幾次面，他一步也不肯退讓，一定要舅舅接受他提出的條件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老朋友</text:p>
          </table:table-cell>
          <table:table-cell office:value-type="string" calcext:value-type="string">
            <text:p>舅舅的老朋友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描述舅舅的友人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張哲彥是一個具體的男性人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王念京是一個具體的男性人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他們</text:p>
          </table:table-cell>
          <table:table-cell office:value-type="string" calcext:value-type="string">
            <text:p>張哲彥和王念京</text:p>
          </table:table-cell>
          <table:table-cell office:value-type="string" calcext:value-type="string">
            <text:p>不確定</text:p>
          </table:table-cell>
          <table:table-cell office:value-type="string" calcext:value-type="string">
            <text:p>指的是張哲彥和王念京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張哲彥是一個具體的男性人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王念京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王念京是一個具體的男性人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「下來只要找個雙方都方便的日子，簽個同意書就好了！」周天計打電話來報告好消息。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周天計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您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對「周先生」的尊稱，指周天計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周先生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「周先生」是對周天計的稱呼，指代周天計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對方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打電話的另一方「周天計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周天計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「謝謝您呀，周先生！」雖然是在電話上，對方並看不見他，楊振家還是在臉上堆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楊振家是一個具體的男性人名，在文中是主角之一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書生</text:p>
          </table:table-cell>
          <table:table-cell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「舅舅受了那麼高的教育」，「書生」在此指舅舅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老將</text:p>
          </table:table-cell>
          <table:table-cell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「書生從商到底還是敵不過來自商界的老將」，「老將」在此指周天計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甥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甥是指姊妹的兒子，根據上下文「舅舅所喪失的正是他這個甥」，「甥」在此指楊振家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「反正有沒有這個店，舅舅都過得很好！」他又不下這樣的結論，藉以稀釋藏在心底的一層罪惡感。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舅舅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舅舅是一個男性親屬稱謂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「反正有沒有這個店，舅舅都過得很好！」他又不下這樣的結論，藉以稀釋藏在心底的一層罪惡感。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「楊振家」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4:46.179288960</dc:date>
    <meta:editing-duration>PT2S</meta:editing-duration>
    <meta:editing-cycles>1</meta:editing-cycles>
    <meta:document-statistic meta:table-count="1" meta:cell-count="448" meta:object-count="0"/>
  </office:meta>
</office:document-meta>
</file>